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TW" svg:font-family="'AR PL UMing TW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56bee2" officeooo:paragraph-rsid="0056bee2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6.698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c17571" officeooo:paragraph-rsid="00c17571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6.6835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59f34b" officeooo:paragraph-rsid="0059f34b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59f34b" officeooo:paragraph-rsid="0059f34b" style:font-size-asian="12pt" style:font-weight-asian="bold" style:font-size-complex="12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835in" style:type="right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7f3b4e" officeooo:paragraph-rsid="0085e81c" style:font-name-asian="Liberation Serif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Arial" fo:font-size="12pt" officeooo:rsid="001129fc" officeooo:paragraph-rsid="001129fc" style:font-size-asian="12pt" style:font-size-complex="12pt"/>
    </style:style>
    <style:style style:name="P7" style:family="paragraph" style:parent-style-name="Standard">
      <style:paragraph-properties fo:line-height="100%" fo:text-align="start" style:justify-single-word="false"/>
      <style:text-properties style:font-name="Arial" fo:font-size="12pt" officeooo:rsid="0056bee2" officeooo:paragraph-rsid="0056bee2" style:font-size-asian="12pt" style:font-size-complex="12pt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officeooo:rsid="0056bee2" officeooo:paragraph-rsid="00d98686" style:font-size-asian="12pt" style:font-size-complex="12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officeooo:rsid="0059f34b" officeooo:paragraph-rsid="00d98686" style:font-size-asian="12pt" style:font-size-complex="12p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officeooo:rsid="005f5a23" officeooo:paragraph-rsid="00d98686" style:font-size-asian="12pt" style:font-size-complex="12pt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officeooo:rsid="00d9a6a9" officeooo:paragraph-rsid="00d98686" style:font-size-asian="12pt" style:font-size-complex="12pt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6.6835in" style:type="right"/>
        </style:tab-stops>
      </style:paragraph-properties>
      <style:text-properties style:font-name="Arial" fo:font-size="12pt" style:text-underline-style="none" fo:font-weight="normal" officeooo:rsid="0059f34b" officeooo:paragraph-rsid="0059f34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5c9368" officeooo:paragraph-rsid="005c936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c27d74" officeooo:paragraph-rsid="00f71ed8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d4d7d7" officeooo:paragraph-rsid="00ef2b93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e7b7e6" officeooo:paragraph-rsid="00e7b7e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5da5d3" officeooo:paragraph-rsid="00f21fc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2.5in"/>
        </style:tab-stops>
      </style:paragraph-properties>
      <style:text-properties style:font-name="Arial" fo:font-size="12pt" style:text-underline-style="none" fo:font-weight="normal" officeooo:rsid="00134d16" officeooo:paragraph-rsid="00c17571" style:font-name-asian="Liberation Serif" style:font-size-asian="12pt" style:font-weight-asian="normal" style:font-size-complex="12pt" style:font-weight-complex="normal"/>
    </style:style>
    <style:style style:name="P19" style:family="paragraph" style:parent-style-name="Resume_20_Item_20_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809862" officeooo:paragraph-rsid="0085e81c" style:font-name-asian="Liberation Serif" style:font-size-asian="12pt" style:font-weight-asian="normal" style:font-size-complex="12pt" style:font-weight-complex="normal"/>
    </style:style>
    <style:style style:name="P20" style:family="paragraph" style:parent-style-name="Resume_20_Item_20_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4bc3d4" officeooo:paragraph-rsid="0085e81c" style:font-name-asian="Liberation Serif" style:font-size-asian="12pt" style:font-weight-asian="normal" style:font-size-complex="12pt" style:font-weight-complex="normal"/>
    </style:style>
    <style:style style:name="P21" style:family="paragraph" style:parent-style-name="Resume_20_Item_20_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81d9d5" officeooo:paragraph-rsid="0085e81c" style:font-name-asian="Liberation Serif" style:font-size-asian="12pt" style:font-weight-asian="normal" style:font-size-complex="12pt" style:font-weight-complex="normal"/>
    </style:style>
    <style:style style:name="P22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43382f" officeooo:paragraph-rsid="0085e81c" style:font-name-asian="Liberation Seri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0f37c90" officeooo:paragraph-rsid="010ae62c" style:font-name-asian="Liberation Seri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12aeb65" officeooo:paragraph-rsid="012aeb65" style:font-name-asian="Liberation Seri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normal" officeooo:rsid="013bff93" officeooo:paragraph-rsid="013bff93" style:font-name-asian="Liberation Seri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5c9368" officeooo:paragraph-rsid="005c9368" style:font-size-asian="12pt" style:font-weight-asian="bold" style:font-size-complex="12pt" style:font-weight-complex="bold"/>
    </style:style>
    <style:style style:name="P27" style:family="paragraph" style:parent-style-name="Resume_20_Item_20_Header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81d9d5" officeooo:paragraph-rsid="0085e81c" style:font-name-asian="Liberation Serif" style:font-size-asian="12pt" style:font-weight-asian="bold" style:font-size-complex="12pt" style:font-weight-complex="bold"/>
    </style:style>
    <style:style style:name="P28" style:family="paragraph" style:parent-style-name="Resume_20_Item_20_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468705" officeooo:paragraph-rsid="0085e81c" style:font-name-asian="Liberation Serif" style:font-size-asian="12pt" style:font-weight-asian="bold" style:font-size-complex="12pt" style:font-weight-complex="bold"/>
    </style:style>
    <style:style style:name="P29" style:family="paragraph" style:parent-style-name="Resume_20_Item_20_Header" style:master-page-name="">
      <loext:graphic-properties draw:fill="none"/>
      <style:paragraph-properties fo:margin-left="0.0618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7f3b4e" officeooo:paragraph-rsid="0085e81c" style:font-name-asian="Liberation Serif" style:font-size-asian="12pt" style:font-weight-asian="bold" style:font-size-complex="12pt" style:font-weight-complex="bold"/>
    </style:style>
    <style:style style:name="P30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7f3b4e" officeooo:paragraph-rsid="0085e81c" style:font-name-asian="Liberation Serif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0e70193" officeooo:paragraph-rsid="00e70193" style:font-name-asian="Liberation Serif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835in" style:type="right"/>
        </style:tab-stops>
      </style:paragraph-properties>
      <style:text-properties style:font-name="Arial" fo:font-size="12pt" style:text-underline-style="none" fo:font-weight="bold" officeooo:rsid="00df1c97" officeooo:paragraph-rsid="01255090" style:font-name-asian="Liberation Serif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none" fo:font-weight="bold" officeooo:rsid="012aeb65" officeooo:paragraph-rsid="012aeb65" style:font-name-asian="Liberation Serif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solid" style:text-underline-width="auto" style:text-underline-color="font-color" fo:font-weight="bold" officeooo:rsid="0059f34b" officeooo:paragraph-rsid="0059f34b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835in" style:type="right"/>
        </style:tab-stops>
      </style:paragraph-properties>
      <style:text-properties style:font-name="Arial" fo:font-size="12pt" style:text-underline-style="solid" style:text-underline-width="auto" style:text-underline-color="font-color" fo:font-weight="bold" officeooo:rsid="007f3b4e" officeooo:paragraph-rsid="0085e81c" style:font-name-asian="Liberation Serif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size="12pt" style:text-underline-style="solid" style:text-underline-width="auto" style:text-underline-color="font-color" fo:font-weight="bold" officeooo:rsid="00a1d50c" officeooo:paragraph-rsid="00a1d50c" style:font-name-asian="Liberation Serif" style:font-size-asian="12pt" style:font-weight-asian="bold" style:font-size-complex="12pt" style:font-weight-complex="bold"/>
    </style:style>
    <style:style style:name="P37" style:family="paragraph" style:parent-style-name="Resume_20_Item_20_Header" style:master-page-name="">
      <style:paragraph-properties fo:line-height="100%" fo:text-align="start" style:justify-single-word="false" style:page-number="auto"/>
      <style:text-properties style:font-name="Arial" fo:font-size="12pt" fo:font-weight="bold" officeooo:rsid="00d1249a" officeooo:paragraph-rsid="00ccbdf5" style:font-name-asian="Liberation Serif" style:font-size-asian="12pt" style:font-weight-asian="bold" style:font-size-complex="12pt" style:font-weight-complex="bold"/>
    </style:style>
    <style:style style:name="P38" style:family="paragraph" style:parent-style-name="Resume_20_Item_20_Header">
      <style:paragraph-properties fo:line-height="100%" fo:text-align="start" style:justify-single-word="false"/>
      <style:text-properties style:font-name="Arial" fo:font-size="12pt" fo:font-weight="bold" officeooo:rsid="00d1249a" officeooo:paragraph-rsid="00fb9ecf" style:font-name-asian="Liberation Serif" style:font-size-asian="12pt" style:font-weight-asian="bold" style:font-size-complex="12pt" style:font-weight-complex="bold"/>
    </style:style>
    <style:style style:name="P39" style:family="paragraph" style:parent-style-name="Resume_20_Item_20_Header">
      <style:paragraph-properties fo:line-height="100%" fo:text-align="start" style:justify-single-word="false"/>
      <style:text-properties style:font-name="Arial" fo:font-size="12pt" fo:font-weight="bold" officeooo:rsid="00d1249a" officeooo:paragraph-rsid="01347740" style:font-name-asian="Liberation Serif" style:font-size-asian="12pt" style:font-weight-asian="bold" style:font-size-complex="12pt" style:font-weight-complex="bold"/>
    </style:style>
    <style:style style:name="P40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style:font-name="Arial" fo:font-size="12pt" fo:font-weight="bold" officeooo:rsid="00134d16" officeooo:paragraph-rsid="00ccbdf5" style:font-name-asian="Liberation Serif" style:font-size-asian="12pt" style:font-weight-asian="bold" style:font-size-complex="12pt" style:font-weight-complex="bold"/>
    </style:style>
    <style:style style:name="P41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/>
      </style:paragraph-properties>
      <style:text-properties style:font-name="Arial" fo:font-size="12pt" fo:font-weight="bold" officeooo:rsid="008bc763" officeooo:paragraph-rsid="008bc763" style:font-size-asian="12pt" style:font-weight-asian="bold" style:font-size-complex="12pt" style:font-weight-complex="bold"/>
    </style:style>
    <style:style style:name="P42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/>
      </style:paragraph-properties>
      <style:text-properties style:font-name="Arial" fo:font-size="12pt" fo:font-weight="bold" officeooo:rsid="0064e93e" officeooo:paragraph-rsid="0064e93e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00%" fo:text-align="start" style:justify-single-word="false">
        <style:tab-stops>
          <style:tab-stop style:position="2.5in"/>
        </style:tab-stops>
      </style:paragraph-properties>
      <style:text-properties style:font-name="Arial" fo:font-size="12pt" fo:font-weight="normal" officeooo:rsid="0011b212" officeooo:paragraph-rsid="0011b212" style:font-name-asian="Liberation Serif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00%" fo:text-align="start" style:justify-single-word="false">
        <style:tab-stops>
          <style:tab-stop style:position="2in"/>
        </style:tab-stops>
      </style:paragraph-properties>
      <style:text-properties style:font-name="Arial" fo:font-size="12pt" fo:font-weight="normal" officeooo:rsid="0011b212" officeooo:paragraph-rsid="00d98686" style:font-name-asian="Liberation Serif" style:font-size-asian="12pt" style:font-weight-asian="normal" style:font-size-complex="12pt" style:font-weight-complex="normal"/>
    </style:style>
    <style:style style:name="P45" style:family="paragraph" style:parent-style-name="Resume_20_Item_20_Header">
      <style:paragraph-properties fo:line-height="100%" fo:text-align="start" style:justify-single-word="false"/>
      <style:text-properties style:font-name="Arial" fo:font-size="12pt" fo:font-weight="normal" officeooo:rsid="00d1249a" officeooo:paragraph-rsid="00ccbdf5" style:font-name-asian="Liberation Serif" style:font-size-asian="12pt" style:font-weight-asian="normal" style:font-size-complex="12pt" style:font-weight-complex="normal"/>
    </style:style>
    <style:style style:name="P46" style:family="paragraph" style:parent-style-name="Resume_20_Item_20_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style:font-name="Arial" fo:font-size="12pt" fo:font-weight="normal" officeooo:rsid="00d1249a" officeooo:paragraph-rsid="00ccbdf5" style:font-name-asian="Liberation Serif" style:font-size-asian="12pt" style:font-weight-asian="normal" style:font-size-complex="12pt" style:font-weight-complex="normal"/>
    </style:style>
    <style:style style:name="P47" style:family="paragraph" style:parent-style-name="Resume_20_Item_20_Header">
      <style:paragraph-properties fo:line-height="100%"/>
      <style:text-properties style:font-name="Arial" fo:font-size="12pt" fo:font-weight="normal" officeooo:rsid="0015f767" officeooo:paragraph-rsid="0064e93e" style:font-name-asian="Liberation Serif" style:font-size-asian="12pt" style:font-weight-asian="normal" style:font-size-complex="12pt" style:font-weight-complex="normal"/>
    </style:style>
    <style:style style:name="P48" style:family="paragraph" style:parent-style-name="Resume_20_Item_20_Header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6.6929in" style:type="right"/>
        </style:tab-stops>
      </style:paragraph-properties>
      <style:text-properties style:font-name="Arial" fo:font-size="12pt" fo:font-weight="normal" officeooo:rsid="00df1c97" officeooo:paragraph-rsid="01255090" style:font-name-asian="Liberation Serif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line-height="100%" fo:text-align="start" style:justify-single-word="false">
        <style:tab-stops>
          <style:tab-stop style:position="1in"/>
        </style:tab-stops>
      </style:paragraph-properties>
      <style:text-properties style:font-name="Arial" fo:font-size="12pt" fo:font-weight="normal" officeooo:rsid="00d3b009" officeooo:paragraph-rsid="00e2b5e3" style:font-size-asian="12pt" style:font-weight-asian="normal" style:font-size-complex="12pt" style:font-weight-complex="normal"/>
    </style:style>
    <style:style style:name="P50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style:font-name="Arial" fo:font-size="12pt" fo:font-weight="normal" officeooo:rsid="00cb0362" officeooo:paragraph-rsid="00c9b16f" style:font-size-asian="12pt" style:font-weight-asian="normal" style:font-size-complex="12pt" style:font-weight-complex="normal"/>
    </style:style>
    <style:style style:name="P51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style:font-name="Arial" fo:font-size="12pt" fo:font-weight="normal" officeooo:rsid="00cb0362" officeooo:paragraph-rsid="01255090" style:font-size-asian="12pt" style:font-weight-asian="normal" style:font-size-complex="12pt" style:font-weight-complex="normal"/>
    </style:style>
    <style:style style:name="P52" style:family="paragraph" style:parent-style-name="Resume_20_Item_20_Header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style:font-name="Arial" fo:font-weight="bold" officeooo:rsid="0064e93e" officeooo:paragraph-rsid="0064e93e" style:font-weight-asian="bold" style:font-weight-complex="bold"/>
    </style:style>
    <style:style style:name="P53" style:family="paragraph" style:parent-style-name="Resume_20_Item_20_Header">
      <style:paragraph-properties fo:line-height="100%"/>
      <style:text-properties style:font-name="Arial" fo:font-weight="bold" officeooo:rsid="0064e93e" officeooo:paragraph-rsid="0064e93e" style:font-weight-asian="bold" style:font-weight-complex="bold"/>
    </style:style>
    <style:style style:name="P54" style:family="paragraph" style:parent-style-name="Resume_20_Item_20_Header" style:master-page-name="">
      <loext:graphic-properties draw:fill="none"/>
      <style:paragraph-properties fo:margin-left="0.0618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929in" style:type="right"/>
        </style:tab-stops>
      </style:paragraph-properties>
      <style:text-properties style:font-name="Arial" fo:font-weight="bold" officeooo:rsid="0082b610" officeooo:paragraph-rsid="0085e81c" style:font-weight-asian="bold" style:font-weight-complex="bold"/>
    </style:style>
    <style:style style:name="P55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29in" style:type="right"/>
        </style:tab-stops>
      </style:paragraph-properties>
      <style:text-properties style:font-name="Arial" fo:font-weight="bold" officeooo:rsid="009c291f" officeooo:paragraph-rsid="009c291f" style:font-weight-asian="bold" style:font-weight-complex="bold"/>
    </style:style>
    <style:style style:name="P56" style:family="paragraph" style:parent-style-name="Resume_20_Item_20_Header">
      <style:paragraph-properties fo:line-height="100%"/>
      <style:text-properties style:font-name="Arial" fo:font-weight="bold" officeooo:rsid="006642ba" officeooo:paragraph-rsid="006642ba" style:font-weight-asian="bold" style:font-weight-complex="bold"/>
    </style:style>
    <style:style style:name="P57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style:font-name="Arial" fo:font-weight="bold" officeooo:rsid="005c9368" officeooo:paragraph-rsid="005c9368" style:font-weight-asian="bold" style:font-weight-complex="bold"/>
    </style:style>
    <style:style style:name="P58" style:family="paragraph" style:parent-style-name="Resume_20_Item_20_Header">
      <style:paragraph-properties fo:line-height="100%"/>
      <style:text-properties style:font-name="Arial" fo:font-weight="normal" officeooo:rsid="0015f767" style:font-weight-asian="normal" style:font-weight-complex="normal"/>
    </style:style>
    <style:style style:name="P59" style:family="paragraph" style:parent-style-name="Resume_20_Item_20_Header">
      <style:paragraph-properties fo:line-height="100%"/>
      <style:text-properties style:font-name="Arial" fo:font-weight="normal" officeooo:rsid="00d024f7" officeooo:paragraph-rsid="00d024f7" style:font-weight-asian="normal" style:font-weight-complex="normal"/>
    </style:style>
    <style:style style:name="P60" style:family="paragraph" style:parent-style-name="Resume_20_Item_20_Header">
      <style:paragraph-properties fo:line-height="100%"/>
      <style:text-properties style:font-name="Arial" fo:font-weight="normal" officeooo:rsid="00d024f7" officeooo:paragraph-rsid="00e7b7e6" style:font-weight-asian="normal" style:font-weight-complex="normal"/>
    </style:style>
    <style:style style:name="P61" style:family="paragraph" style:parent-style-name="Resume_20_Item_20_Header">
      <style:paragraph-properties fo:line-height="100%"/>
      <style:text-properties style:font-name="Arial"/>
    </style:style>
    <style:style style:name="P62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officeooo:paragraph-rsid="005c9368"/>
    </style:style>
    <style:style style:name="P63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officeooo:paragraph-rsid="00c27d74"/>
    </style:style>
    <style:style style:name="P64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officeooo:paragraph-rsid="00a1d50c"/>
    </style:style>
    <style:style style:name="P65" style:family="paragraph" style:parent-style-name="Standard">
      <style:paragraph-properties fo:line-height="100%" fo:text-align="start" style:justify-single-word="false">
        <style:tab-stops>
          <style:tab-stop style:position="6.6929in" style:type="right"/>
        </style:tab-stops>
      </style:paragraph-properties>
      <style:text-properties officeooo:paragraph-rsid="00f21fc1"/>
    </style:style>
    <style:style style:name="P66" style:family="paragraph" style:parent-style-name="Standard">
      <style:paragraph-properties fo:line-height="100%" fo:text-align="start" style:justify-single-word="false">
        <style:tab-stops>
          <style:tab-stop style:position="1in"/>
        </style:tab-stops>
      </style:paragraph-properties>
      <style:text-properties officeooo:paragraph-rsid="00e2b5e3"/>
    </style:style>
    <style:style style:name="P67" style:family="paragraph" style:parent-style-name="Resume_20_Item_20_Header" style:master-page-name="">
      <loext:graphic-properties draw:fill="none"/>
      <style:paragraph-properties fo:margin-left="0.0618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902in" style:type="right"/>
        </style:tab-stops>
      </style:paragraph-properties>
      <style:text-properties officeooo:paragraph-rsid="00d15ede"/>
    </style:style>
    <style:style style:name="P68" style:family="paragraph" style:parent-style-name="Resume_20_Item_20_Header" style:master-page-name="">
      <loext:graphic-properties draw:fill="none"/>
      <style:paragraph-properties fo:margin-left="0.0618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6.6902in" style:type="right"/>
        </style:tab-stops>
      </style:paragraph-properties>
      <style:text-properties officeooo:paragraph-rsid="00e7b7e6"/>
    </style:style>
    <style:style style:name="P69" style:family="paragraph" style:parent-style-name="Resume_20_Item_20_Header">
      <style:paragraph-properties fo:line-height="100%"/>
      <style:text-properties officeooo:paragraph-rsid="00e7b7e6"/>
    </style:style>
    <style:style style:name="P70" style:family="paragraph" style:parent-style-name="Resume_20_Item_20_Header">
      <style:paragraph-properties fo:line-height="100%"/>
      <style:text-properties officeooo:paragraph-rsid="00ee3daa"/>
    </style:style>
    <style:style style:name="P71" style:family="paragraph" style:parent-style-name="Resume_20_Item_20_Header">
      <style:paragraph-properties fo:line-height="100%"/>
      <style:text-properties officeooo:paragraph-rsid="00d024f7"/>
    </style:style>
    <style:style style:name="P72" style:family="paragraph" style:parent-style-name="Resume_20_Item_20_Header">
      <style:paragraph-properties fo:line-height="100%"/>
      <style:text-properties officeooo:paragraph-rsid="01067ad7"/>
    </style:style>
    <style:style style:name="P73" style:family="paragraph" style:parent-style-name="Resume_20_Item_20_Header" style:master-page-name="">
      <loext:graphic-properties draw:fill="none"/>
      <style:paragraph-properties fo:margin-left="0.0618in" fo:margin-right="0in" fo:text-align="start" style:justify-single-word="false" fo:text-indent="0in" style:auto-text-indent="false" style:page-number="auto" fo:background-color="transparent">
        <style:tab-stops>
          <style:tab-stop style:position="6.6902in" style:type="right"/>
        </style:tab-stops>
      </style:paragraph-properties>
      <style:text-properties officeooo:paragraph-rsid="01255090"/>
    </style:style>
    <style:style style:name="P74" style:family="paragraph" style:parent-style-name="Resume_20_Item_20_Header">
      <loext:graphic-properties draw:fill="none"/>
      <style:paragraph-properties fo:margin-left="0.0618in" fo:margin-right="0in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fo:font-size="12pt" officeooo:paragraph-rsid="01255090" style:font-size-asian="12pt" style:font-size-complex="12pt"/>
    </style:style>
    <style:style style:name="P75" style:family="paragraph" style:parent-style-name="Resume_20_Item_20_Header">
      <loext:graphic-properties draw:fill="none"/>
      <style:paragraph-properties fo:margin-left="0.0618in" fo:margin-right="0in" fo:line-height="100%" fo:text-align="start" style:justify-single-word="false" fo:text-indent="0in" style:auto-text-indent="false" fo:background-color="transparent">
        <style:tab-stops>
          <style:tab-stop style:position="6.6902in" style:type="right"/>
        </style:tab-stops>
      </style:paragraph-properties>
      <style:text-properties officeooo:rsid="00fefba7" officeooo:paragraph-rsid="00fefba7"/>
    </style:style>
    <style:style style:name="P76" style:family="paragraph" style:parent-style-name="Resume_20_Item_20_Header">
      <style:paragraph-properties fo:line-height="100%"/>
      <style:text-properties officeooo:rsid="00ee3daa" officeooo:paragraph-rsid="00e7b7e6"/>
    </style:style>
    <style:style style:name="P77" style:family="paragraph" style:parent-style-name="Resume_20_Item_20_Header">
      <style:paragraph-properties fo:line-height="100%"/>
      <style:text-properties officeooo:rsid="0103358d" officeooo:paragraph-rsid="0103358d"/>
    </style:style>
    <style:style style:name="P78" style:family="paragraph" style:parent-style-name="Resume_20_Item_20_Header">
      <style:paragraph-properties fo:line-height="100%"/>
      <style:text-properties style:font-name="Arial" fo:font-weight="bold" officeooo:rsid="00d024f7" officeooo:paragraph-rsid="00d024f7" style:font-weight-asian="bold" style:font-weight-complex="bold"/>
    </style:style>
    <style:style style:name="P79" style:family="paragraph" style:parent-style-name="Resume_20_Item_20_Header">
      <style:paragraph-properties fo:line-height="100%" fo:break-before="page"/>
      <style:text-properties style:font-name="Arial" fo:font-weight="bold" officeooo:rsid="00d024f7" officeooo:paragraph-rsid="00d024f7" style:font-weight-asian="bold" style:font-weight-complex="bold"/>
    </style:style>
    <style:style style:name="T1" style:family="text">
      <style:text-properties fo:font-size="12pt" fo:font-weight="normal" officeooo:rsid="00432fab" style:font-name-asian="Liberation Serif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ecd1b8" style:font-name-asian="Liberation Serif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13a8ca4" style:font-name-asian="Liberation Serif" style:font-size-asian="12pt" style:font-weight-asian="normal" style:font-size-complex="12pt" style:font-weight-complex="normal"/>
    </style:style>
    <style:style style:name="T4" style:family="text">
      <style:text-properties fo:font-size="12pt" officeooo:rsid="00ecd1b8" style:font-name-asian="Liberation Serif" style:font-size-asian="12pt" style:font-size-complex="12pt"/>
    </style:style>
    <style:style style:name="T5" style:family="text">
      <style:text-properties fo:font-size="12pt" officeooo:rsid="013a8ca4" style:font-name-asian="Liberation Serif" style:font-size-asian="12pt" style:font-size-complex="12pt"/>
    </style:style>
    <style:style style:name="T6" style:family="text">
      <style:text-properties fo:font-size="12pt" style:text-underline-style="none" style:font-name-asian="Liberation Serif" style:font-size-asian="12pt" style:font-size-complex="12pt"/>
    </style:style>
    <style:style style:name="T7" style:family="text">
      <style:text-properties fo:font-size="12pt" style:text-underline-style="none" officeooo:rsid="0092ab5c" style:font-name-asian="Liberation Serif" style:font-size-asian="12pt" style:font-size-complex="12pt"/>
    </style:style>
    <style:style style:name="T8" style:family="text">
      <style:text-properties fo:font-size="12pt" style:text-underline-style="none" fo:font-weight="normal" style:font-name-asian="Liberation Serif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43382f" style:font-name-asian="Liberation Serif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92ab5c" style:font-name-asian="Liberation Serif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9c9209" style:font-name-asian="Liberation Serif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9e629c" style:font-name-asian="Liberation Serif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b51424" style:font-name-asian="Liberation Serif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b65c0b" style:font-name-asian="Liberation Serif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b7c4b8" style:font-name-asian="Liberation Serif" style:font-size-asian="12pt" style:font-weight-asian="normal" style:font-size-complex="12pt" style:font-weight-complex="normal"/>
    </style:style>
    <style:style style:name="T16" style:family="text">
      <style:text-properties fo:font-size="12pt" style:text-underline-style="none" fo:font-weight="normal" officeooo:rsid="00be808e" style:font-name-asian="Liberation Serif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fo:font-weight="normal" officeooo:rsid="00c07334" style:font-name-asian="Liberation Serif" style:font-size-asian="12pt" style:font-weight-asian="normal" style:font-size-complex="12pt" style:font-weight-complex="normal"/>
    </style:style>
    <style:style style:name="T1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fo:font-size="12pt" style:text-underline-style="none" fo:font-weight="normal" officeooo:rsid="00146748" style:font-size-asian="12pt" style:font-weight-asian="normal" style:font-size-complex="12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f767" style:font-weight-asian="normal" style:font-weight-complex="normal"/>
    </style:style>
    <style:style style:name="T22" style:family="text">
      <style:text-properties fo:font-weight="normal" officeooo:rsid="004a7a04" style:font-weight-asian="normal" style:font-weight-complex="normal"/>
    </style:style>
    <style:style style:name="T23" style:family="text">
      <style:text-properties fo:font-weight="normal" officeooo:rsid="004bc3d4" style:font-weight-asian="normal" style:font-weight-complex="normal"/>
    </style:style>
    <style:style style:name="T24" style:family="text">
      <style:text-properties fo:font-weight="normal" officeooo:rsid="00809862" style:font-weight-asian="normal" style:font-weight-complex="normal"/>
    </style:style>
    <style:style style:name="T25" style:family="text">
      <style:text-properties fo:font-weight="normal" officeooo:rsid="00b3679d" style:font-weight-asian="normal" style:font-weight-complex="normal"/>
    </style:style>
    <style:style style:name="T26" style:family="text">
      <style:text-properties fo:font-weight="normal" officeooo:rsid="00bd0399" style:font-weight-asian="normal" style:font-weight-complex="normal"/>
    </style:style>
    <style:style style:name="T27" style:family="text">
      <style:text-properties fo:font-weight="normal" officeooo:rsid="00d1249a" style:font-weight-asian="normal" style:font-weight-complex="normal"/>
    </style:style>
    <style:style style:name="T28" style:family="text">
      <style:text-properties fo:font-weight="normal" style:font-name-asian="Liberation Serif" style:font-weight-asian="normal" style:font-weight-complex="normal"/>
    </style:style>
    <style:style style:name="T29" style:family="text">
      <style:text-properties fo:font-weight="normal" officeooo:rsid="008d3a21" style:font-name-asian="Liberation Serif" style:font-weight-asian="normal" style:font-weight-complex="normal"/>
    </style:style>
    <style:style style:name="T30" style:family="text">
      <style:text-properties fo:font-weight="normal" officeooo:rsid="00b33825" style:font-name-asian="Liberation Serif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cdba8a" style:font-weight-asian="bold" style:font-weight-complex="bold"/>
    </style:style>
    <style:style style:name="T33" style:family="text">
      <style:text-properties fo:font-size="14pt" style:text-underline-style="solid" style:text-underline-width="auto" style:text-underline-color="font-color" fo:font-weight="bold" officeooo:rsid="005f5a23" style:font-size-asian="12pt" style:font-weight-asian="bold" style:font-size-complex="12pt" style:font-weight-complex="bold"/>
    </style:style>
    <style:style style:name="T34" style:family="text">
      <style:text-properties fo:font-size="14pt" style:text-underline-style="solid" style:text-underline-width="auto" style:text-underline-color="font-color" style:font-name-asian="Liberation Serif" style:font-size-asian="12pt" style:font-size-complex="12pt"/>
    </style:style>
    <style:style style:name="T35" style:family="text">
      <style:text-properties fo:font-size="14pt" style:text-underline-style="solid" style:text-underline-width="auto" style:text-underline-color="font-color" officeooo:rsid="0015f767" style:font-name-asian="Liberation Serif" style:font-size-asian="12pt" style:font-size-complex="12pt"/>
    </style:style>
    <style:style style:name="T36" style:family="text">
      <style:text-properties style:font-name-asian="Liberation Serif"/>
    </style:style>
    <style:style style:name="T37" style:family="text">
      <style:text-properties officeooo:rsid="007f3b4e"/>
    </style:style>
    <style:style style:name="T38" style:family="text">
      <style:text-properties officeooo:rsid="00812251"/>
    </style:style>
    <style:style style:name="T39" style:family="text">
      <style:text-properties officeooo:rsid="004bc3d4"/>
    </style:style>
    <style:style style:name="T40" style:family="text">
      <style:text-properties officeooo:rsid="0082b610"/>
    </style:style>
    <style:style style:name="T41" style:family="text">
      <style:text-properties officeooo:rsid="003fed63"/>
    </style:style>
    <style:style style:name="T42" style:family="text">
      <style:text-properties officeooo:rsid="008fa830"/>
    </style:style>
    <style:style style:name="T43" style:family="text">
      <style:text-properties style:font-name="Arial" fo:font-weight="normal" style:font-weight-asian="normal" style:font-weight-complex="normal"/>
    </style:style>
    <style:style style:name="T44" style:family="text">
      <style:text-properties style:font-name="Arial" fo:font-weight="normal" officeooo:rsid="00cdba8a" style:font-weight-asian="normal" style:font-weight-complex="normal"/>
    </style:style>
    <style:style style:name="T45" style:family="text">
      <style:text-properties style:font-name="Arial" fo:font-weight="normal" officeooo:rsid="00d8ea85" style:font-weight-asian="normal" style:font-weight-complex="normal"/>
    </style:style>
    <style:style style:name="T46" style:family="text">
      <style:text-properties style:font-name="Arial" fo:font-weight="normal" officeooo:rsid="00d15ede" style:font-weight-asian="normal" style:font-weight-complex="normal"/>
    </style:style>
    <style:style style:name="T47" style:family="text">
      <style:text-properties style:font-name="Arial" fo:font-weight="normal" officeooo:rsid="00d3b009" style:font-weight-asian="normal" style:font-weight-complex="normal"/>
    </style:style>
    <style:style style:name="T48" style:family="text">
      <style:text-properties style:font-name="Arial" fo:font-weight="normal" officeooo:rsid="00e3bd97" style:font-weight-asian="normal" style:font-weight-complex="normal"/>
    </style:style>
    <style:style style:name="T49" style:family="text">
      <style:text-properties style:font-name="Arial" fo:font-weight="normal" officeooo:rsid="00d024f7" style:font-weight-asian="normal" style:font-weight-complex="normal"/>
    </style:style>
    <style:style style:name="T50" style:family="text">
      <style:text-properties style:font-name="Arial" fo:font-weight="normal" officeooo:rsid="01032690" style:font-weight-asian="normal" style:font-weight-complex="normal"/>
    </style:style>
    <style:style style:name="T51" style:family="text">
      <style:text-properties style:font-name="Arial" fo:font-weight="normal" officeooo:rsid="0103358d" style:font-weight-asian="normal" style:font-weight-complex="normal"/>
    </style:style>
    <style:style style:name="T52" style:family="text">
      <style:text-properties style:font-name="Arial" fo:font-weight="normal" officeooo:rsid="01065b1f" style:font-weight-asian="normal" style:font-weight-complex="normal"/>
    </style:style>
    <style:style style:name="T53" style:family="text">
      <style:text-properties style:font-name="Arial" fo:font-weight="normal" officeooo:rsid="01067ad7" style:font-weight-asian="normal" style:font-weight-complex="normal"/>
    </style:style>
    <style:style style:name="T54" style:family="text">
      <style:text-properties style:font-name="Arial" fo:font-weight="normal" officeooo:rsid="01070144" style:font-weight-asian="normal" style:font-weight-complex="normal"/>
    </style:style>
    <style:style style:name="T55" style:family="text">
      <style:text-properties style:font-name="Arial" fo:font-weight="normal" officeooo:rsid="01073490" style:font-weight-asian="normal" style:font-weight-complex="normal"/>
    </style:style>
    <style:style style:name="T56" style:family="text">
      <style:text-properties style:font-name="Arial" fo:font-weight="normal" officeooo:rsid="0108d590" style:font-weight-asian="normal" style:font-weight-complex="normal"/>
    </style:style>
    <style:style style:name="T57" style:family="text">
      <style:text-properties style:font-name="Arial" fo:font-weight="normal" officeooo:rsid="0115aaad" style:font-weight-asian="normal" style:font-weight-complex="normal"/>
    </style:style>
    <style:style style:name="T58" style:family="text">
      <style:text-properties style:font-name="Arial" fo:font-weight="normal" officeooo:rsid="0126dfeb" style:font-weight-asian="normal" style:font-weight-complex="normal"/>
    </style:style>
    <style:style style:name="T59" style:family="text">
      <style:text-properties style:font-name="Arial" fo:font-weight="normal" officeooo:rsid="0137914e" style:font-weight-asian="normal" style:font-weight-complex="normal"/>
    </style:style>
    <style:style style:name="T60" style:family="text">
      <style:text-properties style:font-name="Arial" fo:font-weight="normal" officeooo:rsid="00d8ea85" style:font-name-asian="Liberation Serif" style:font-weight-asian="normal" style:font-weight-complex="normal"/>
    </style:style>
    <style:style style:name="T61" style:family="text">
      <style:text-properties style:font-name="Arial" fo:font-weight="normal" officeooo:rsid="00dec51c" style:font-name-asian="Liberation Serif" style:font-weight-asian="normal" style:font-weight-complex="normal"/>
    </style:style>
    <style:style style:name="T62" style:family="text">
      <style:text-properties style:font-name="Arial" fo:font-weight="normal" officeooo:rsid="01214c68" style:font-name-asian="Liberation Serif" style:font-weight-asian="normal" style:font-weight-complex="normal"/>
    </style:style>
    <style:style style:name="T63" style:family="text">
      <style:text-properties style:font-name="Arial" fo:font-size="12pt" style:text-underline-style="none" fo:font-weight="bold" officeooo:rsid="005c9368" style:font-size-asian="12pt" style:font-weight-asian="bold" style:font-size-complex="12pt" style:font-weight-complex="bold"/>
    </style:style>
    <style:style style:name="T64" style:family="text">
      <style:text-properties style:font-name="Arial" fo:font-size="12pt" style:text-underline-style="none" fo:font-weight="bold" officeooo:rsid="00c17571" style:font-size-asian="12pt" style:font-weight-asian="bold" style:font-size-complex="12pt" style:font-weight-complex="bold"/>
    </style:style>
    <style:style style:name="T65" style:family="text">
      <style:text-properties style:font-name="Arial" fo:font-size="12pt" style:text-underline-style="none" fo:font-weight="bold" officeooo:rsid="005da5d3" style:font-size-asian="12pt" style:font-weight-asian="bold" style:font-size-complex="12pt" style:font-weight-complex="bold"/>
    </style:style>
    <style:style style:name="T66" style:family="text">
      <style:text-properties style:font-name="Arial" fo:font-size="12pt" style:text-underline-style="none" fo:font-weight="bold" officeooo:rsid="00b1f8c8" style:font-size-asian="12pt" style:font-weight-asian="bold" style:font-size-complex="12pt" style:font-weight-complex="bold"/>
    </style:style>
    <style:style style:name="T67" style:family="text">
      <style:text-properties style:font-name="Arial" fo:font-size="12pt" style:text-underline-style="none" fo:font-weight="bold" officeooo:rsid="00c27d74" style:font-size-asian="12pt" style:font-weight-asian="bold" style:font-size-complex="12pt" style:font-weight-complex="bold"/>
    </style:style>
    <style:style style:name="T68" style:family="text">
      <style:text-properties style:font-name="Arial" fo:font-size="12pt" style:text-underline-style="none" fo:font-weight="bold" officeooo:rsid="00e53f59" style:font-size-asian="12pt" style:font-weight-asian="bold" style:font-size-complex="12pt" style:font-weight-complex="bold"/>
    </style:style>
    <style:style style:name="T69" style:family="text">
      <style:text-properties style:font-name="Arial" fo:font-size="12pt" style:text-underline-style="none" fo:font-weight="bold" officeooo:rsid="00f04d8f" style:font-size-asian="12pt" style:font-weight-asian="bold" style:font-size-complex="12pt" style:font-weight-complex="bold"/>
    </style:style>
    <style:style style:name="T70" style:family="text">
      <style:text-properties style:font-name="Arial" fo:font-size="12pt" style:text-underline-style="none" fo:font-weight="bold" officeooo:rsid="00f7196a" style:font-size-asian="12pt" style:font-weight-asian="bold" style:font-size-complex="12pt" style:font-weight-complex="bold"/>
    </style:style>
    <style:style style:name="T71" style:family="text">
      <style:text-properties style:font-name="Arial" fo:font-size="12pt" fo:font-weight="bold" style:font-name-asian="Liberation Serif" style:font-size-asian="12pt" style:font-weight-asian="bold" style:font-size-complex="12pt" style:font-weight-complex="bold"/>
    </style:style>
    <style:style style:name="T72" style:family="text">
      <style:text-properties style:font-name="Arial" fo:font-size="12pt" fo:font-weight="bold" officeooo:rsid="00e7b7e6" style:font-name-asian="Liberation Serif" style:font-size-asian="12pt" style:font-weight-asian="bold" style:font-size-complex="12pt" style:font-weight-complex="bold"/>
    </style:style>
    <style:style style:name="T73" style:family="text">
      <style:text-properties style:font-name="Arial" fo:font-size="12pt" fo:font-weight="bold" officeooo:rsid="00ee3daa" style:font-name-asian="Liberation Serif" style:font-size-asian="12pt" style:font-weight-asian="bold" style:font-size-complex="12pt" style:font-weight-complex="bold"/>
    </style:style>
    <style:style style:name="T74" style:family="text">
      <style:text-properties style:font-name="Arial" fo:font-size="12pt" fo:font-weight="bold" officeooo:rsid="00cdba8a" style:font-size-asian="12pt" style:font-weight-asian="bold" style:font-size-complex="12pt" style:font-weight-complex="bold"/>
    </style:style>
    <style:style style:name="T75" style:family="text">
      <style:text-properties style:font-name="Arial" fo:font-size="12pt" fo:font-weight="normal" style:font-name-asian="Liberation Serif" style:font-size-asian="12pt" style:font-weight-asian="normal" style:font-size-complex="12pt" style:font-weight-complex="normal"/>
    </style:style>
    <style:style style:name="T76" style:family="text">
      <style:text-properties style:font-name="Arial" fo:font-size="12pt" fo:font-weight="normal" officeooo:rsid="00d29821" style:font-name-asian="Liberation Serif" style:font-size-asian="12pt" style:font-weight-asian="normal" style:font-size-complex="12pt" style:font-weight-complex="normal"/>
    </style:style>
    <style:style style:name="T77" style:family="text">
      <style:text-properties style:font-name="Arial" fo:font-size="12pt" fo:font-weight="normal" officeooo:rsid="00df1c97" style:font-name-asian="Liberation Serif" style:font-size-asian="12pt" style:font-weight-asian="normal" style:font-size-complex="12pt" style:font-weight-complex="normal"/>
    </style:style>
    <style:style style:name="T78" style:family="text">
      <style:text-properties style:font-name="Arial" fo:font-size="12pt" fo:font-weight="normal" officeooo:rsid="00e94a8d" style:font-name-asian="Liberation Serif" style:font-size-asian="12pt" style:font-weight-asian="normal" style:font-size-complex="12pt" style:font-weight-complex="normal"/>
    </style:style>
    <style:style style:name="T79" style:family="text">
      <style:text-properties style:font-name="Arial" fo:font-size="12pt" fo:font-weight="normal" officeooo:rsid="00ee3daa" style:font-name-asian="Liberation Serif" style:font-size-asian="12pt" style:font-weight-asian="normal" style:font-size-complex="12pt" style:font-weight-complex="normal"/>
    </style:style>
    <style:style style:name="T80" style:family="text">
      <style:text-properties style:font-name="Arial" fo:font-size="12pt" fo:font-weight="normal" officeooo:rsid="00f52dbb" style:font-name-asian="Liberation Serif" style:font-size-asian="12pt" style:font-weight-asian="normal" style:font-size-complex="12pt" style:font-weight-complex="normal"/>
    </style:style>
    <style:style style:name="T81" style:family="text">
      <style:text-properties style:font-name="Arial" fo:font-size="12pt" fo:font-weight="normal" officeooo:rsid="00ff17d0" style:font-name-asian="Liberation Serif" style:font-size-asian="12pt" style:font-weight-asian="normal" style:font-size-complex="12pt" style:font-weight-complex="normal"/>
    </style:style>
    <style:style style:name="T82" style:family="text">
      <style:text-properties style:font-name="Arial" fo:font-size="12pt" fo:font-weight="normal" officeooo:rsid="01167748" style:font-name-asian="Liberation Serif" style:font-size-asian="12pt" style:font-weight-asian="normal" style:font-size-complex="12pt" style:font-weight-complex="normal"/>
    </style:style>
    <style:style style:name="T83" style:family="text">
      <style:text-properties style:font-name="Arial" fo:font-size="12pt" fo:font-weight="normal" officeooo:rsid="01170016" style:font-name-asian="Liberation Serif" style:font-size-asian="12pt" style:font-weight-asian="normal" style:font-size-complex="12pt" style:font-weight-complex="normal"/>
    </style:style>
    <style:style style:name="T84" style:family="text">
      <style:text-properties style:font-name="Arial" fo:font-size="12pt" fo:font-weight="normal" officeooo:rsid="0118e335" style:font-name-asian="Liberation Serif" style:font-size-asian="12pt" style:font-weight-asian="normal" style:font-size-complex="12pt" style:font-weight-complex="normal"/>
    </style:style>
    <style:style style:name="T85" style:family="text">
      <style:text-properties style:font-name="Arial" fo:font-size="12pt" fo:font-weight="normal" officeooo:rsid="00cdba8a" style:font-size-asian="12pt" style:font-weight-asian="normal" style:font-size-complex="12pt" style:font-weight-complex="normal"/>
    </style:style>
    <style:style style:name="T86" style:family="text">
      <style:text-properties style:font-name="Arial" fo:font-weight="bold" style:font-weight-asian="bold" style:font-weight-complex="bold"/>
    </style:style>
    <style:style style:name="T87" style:family="text">
      <style:text-properties style:font-name="Arial" fo:font-weight="bold" officeooo:rsid="00df1c97" style:font-weight-asian="bold" style:font-weight-complex="bold"/>
    </style:style>
    <style:style style:name="T88" style:family="text">
      <style:text-properties style:font-name="Arial" fo:font-weight="bold" officeooo:rsid="00d024f7" style:font-weight-asian="bold" style:font-weight-complex="bold"/>
    </style:style>
    <style:style style:name="T89" style:family="text">
      <style:text-properties style:font-name="Arial" fo:font-weight="bold" officeooo:rsid="01032690" style:font-weight-asian="bold" style:font-weight-complex="bold"/>
    </style:style>
    <style:style style:name="T90" style:family="text">
      <style:text-properties style:font-name="Arial" fo:font-weight="bold" officeooo:rsid="0103358d" style:font-weight-asian="bold" style:font-weight-complex="bold"/>
    </style:style>
    <style:style style:name="T91" style:family="text">
      <style:text-properties style:font-name="Arial" fo:font-weight="bold" officeooo:rsid="01392539" style:font-weight-asian="bold" style:font-weight-complex="bold"/>
    </style:style>
    <style:style style:name="T92" style:family="text">
      <style:text-properties style:font-name="Arial" fo:font-size="14pt" style:text-underline-style="solid" style:text-underline-width="auto" style:text-underline-color="font-color" fo:font-weight="bold" officeooo:rsid="00e70193" style:font-name-asian="Liberation Serif" style:font-size-asian="12pt" style:font-weight-asian="bold" style:font-size-complex="12pt" style:font-weight-complex="bold"/>
    </style:style>
    <style:style style:name="T93" style:family="text">
      <style:text-properties style:font-name="Arial" fo:font-size="14pt" style:text-underline-style="solid" style:text-underline-width="auto" style:text-underline-color="font-color" fo:font-weight="bold" officeooo:rsid="00a1d50c" style:font-name-asian="Liberation Serif" style:font-size-asian="12pt" style:font-weight-asian="bold" style:font-size-complex="12pt" style:font-weight-complex="bold"/>
    </style:style>
    <style:style style:name="T94" style:family="text">
      <style:text-properties officeooo:rsid="00c9b16f"/>
    </style:style>
    <style:style style:name="T95" style:family="text">
      <style:text-properties officeooo:rsid="00db7f7c"/>
    </style:style>
    <style:style style:name="T96" style:family="text">
      <style:text-properties officeooo:rsid="00cdba8a"/>
    </style:style>
    <style:style style:name="T97" style:family="text">
      <style:text-properties officeooo:rsid="00cb15c7"/>
    </style:style>
    <style:style style:name="T98" style:family="text">
      <style:text-properties officeooo:rsid="00d1249a"/>
    </style:style>
    <style:style style:name="T99" style:family="text">
      <style:text-properties officeooo:rsid="00d78de5"/>
    </style:style>
    <style:style style:name="T100" style:family="text">
      <style:text-properties officeooo:rsid="00e3bd97"/>
    </style:style>
    <style:style style:name="T101" style:family="text">
      <style:text-properties officeooo:rsid="00eb42ad"/>
    </style:style>
    <style:style style:name="T102" style:family="text">
      <style:text-properties officeooo:rsid="00ee7f27"/>
    </style:style>
    <style:style style:name="T103" style:family="text">
      <style:text-properties officeooo:rsid="005c9368"/>
    </style:style>
    <style:style style:name="T104" style:family="text">
      <style:text-properties officeooo:rsid="00fb9ecf"/>
    </style:style>
    <style:style style:name="T105" style:family="text">
      <style:text-properties officeooo:rsid="01022055"/>
    </style:style>
    <style:style style:name="T106" style:family="text">
      <style:text-properties officeooo:rsid="011361d2"/>
    </style:style>
    <style:style style:name="T107" style:family="text">
      <style:text-properties officeooo:rsid="011a22a0"/>
    </style:style>
    <style:style style:name="T108" style:family="text">
      <style:text-properties officeooo:rsid="011b9bd8"/>
    </style:style>
    <style:style style:name="T109" style:family="text">
      <style:text-properties officeooo:rsid="012c0cf0"/>
    </style:style>
    <style:style style:name="T110" style:family="text">
      <style:text-properties officeooo:rsid="01316eb3"/>
    </style:style>
    <style:style style:name="T111" style:family="text">
      <style:text-properties officeooo:rsid="0134c12c"/>
    </style:style>
    <style:style style:name="T112" style:family="text">
      <style:text-properties officeooo:rsid="01358c01"/>
    </style:style>
    <style:style style:name="T113" style:family="text">
      <style:text-properties officeooo:rsid="013f9170"/>
    </style:style>
    <style:style style:name="T114" style:family="text">
      <style:text-properties officeooo:rsid="0144f4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sonal Particular<text:span text:style-name="T20"><text:tab/></text:span></text:p>
      <text:p text:style-name="P6"/>
      <text:p text:style-name="P8">Name: <text:tab/>Ming-Yi <text:span text:style-name="T94">Lai</text:span> <text:span text:style-name="T42">(Melson Lai)</text:span></text:p>
      <text:p text:style-name="P9">Gender: <text:tab/>Male</text:p>
      <text:p text:style-name="P10">Date of Birth: <text:tab/><text:span text:style-name="T113">1997/</text:span><text:span text:style-name="T114">08</text:span></text:p>
      <text:p text:style-name="P8">Nationality: <text:tab/>Taiwan</text:p>
      <text:p text:style-name="P11">Conscription Status:<text:tab/><text:span text:style-name="T101">Serv</text:span><text:span text:style-name="T111">ed</text:span></text:p>
      <text:p text:style-name="P44">Language: <text:tab/><text:span text:style-name="T40">Mandarin</text:span>, English <text:span text:style-name="T106">(TOEFL iBT 104)</text:span></text:p>
      <text:p text:style-name="P7"/>
      <text:p text:style-name="P7"/>
      <text:p text:style-name="P2">Programming Skill<text:tab/></text:p>
      <text:p text:style-name="P18"/>
      <text:p text:style-name="P18">Programming <text:span text:style-name="T40">Language</text:span><text:span text:style-name="T108">s</text:span>: <text:tab/>C/C++<text:span text:style-name="T41">, Bash</text:span>, <text:span text:style-name="T41">Python, </text:span><text:span text:style-name="T105">Go, </text:span><text:span text:style-name="T112">Perl</text:span></text:p>
      <text:p text:style-name="P18"><text:span text:style-name="T107">Development Tools</text:span>: <text:tab/><text:span text:style-name="T105">GNU Linux, </text:span><text:span text:style-name="T107">Docker, GDB</text:span></text:p>
      <text:p text:style-name="P7"/>
      <text:p text:style-name="P7"/>
      <text:p text:style-name="P3">Contact Information<text:span text:style-name="T20"><text:tab/></text:span></text:p>
      <text:p text:style-name="P12"/>
      <text:p text:style-name="P66"><text:span text:style-name="T43">Email: <text:tab/></text:span><text:span text:style-name="T47">ming-yi.lai</text:span><text:span text:style-name="T48"> </text:span><text:span text:style-name="T59">[at] </text:span><text:span text:style-name="T47">mymlai.com</text:span></text:p>
      <text:p text:style-name="P49"/>
      <text:p text:style-name="P7"/>
      <text:p text:style-name="P4">Education<text:tab/></text:p>
      <text:p text:style-name="P34"/>
      <text:p text:style-name="P63"><text:span text:style-name="T63">M.</text:span><text:span text:style-name="T69">Eng</text:span><text:span text:style-name="T67"> </text:span><text:span text:style-name="T70">in</text:span><text:span text:style-name="T67"> Computer Science<text:tab/>2019/07-2021/0</text:span><text:span text:style-name="T68">7</text:span></text:p>
      <text:p text:style-name="P14"><text:span text:style-name="T103">National Tsing Hua University</text:span><text:tab/>Hsinchu, Taiwan</text:p>
      <text:p text:style-name="P16"><text:span text:style-name="T31">+</text:span> Thesis: Accelerate Mobile Machine Learning Inferences with Combination</text:p>
      <text:p text:style-name="P16"><text:s text:c="3"/>of Machine Learning Runtimes</text:p>
      <text:p text:style-name="P15"><text:span text:style-name="T31">+</text:span> Advis<text:span text:style-name="T102">or: </text:span>Prof. Jenq-Kuen <text:span text:style-name="T95">Lee</text:span></text:p>
      <text:p text:style-name="P26"/>
      <text:p text:style-name="P62"><text:span text:style-name="T63">B.</text:span><text:span text:style-name="T69">Eng</text:span><text:span text:style-name="T63"> </text:span><text:span text:style-name="T70">in</text:span><text:span text:style-name="T63"> Computer Science<text:tab/>2015/09-</text:span><text:span text:style-name="T64">2019/06</text:span></text:p>
      <text:p text:style-name="P13">National Tsing Hua University<text:tab/>Hsinchu, Taiwan</text:p>
      <text:p text:style-name="P13"/>
      <text:p text:style-name="P26">Senior High School<text:tab/>2012/09-2015/06</text:p>
      <text:p text:style-name="P57"><text:span text:style-name="T19">T</text:span><text:span text:style-name="T18">ainan First Senior High School<text:tab/>Tainan, Taiwan</text:span></text:p>
      <text:p text:style-name="P50"/>
      <text:p text:style-name="P50"/>
      <text:p text:style-name="P61"><text:span text:style-name="T33">Working Experience<text:tab/></text:span><text:span text:style-name="T21"><text:tab/></text:span></text:p>
      <text:p text:style-name="P58"/>
      <text:p text:style-name="P70"><text:span text:style-name="T73">Synology</text:span><text:span text:style-name="T88"><text:tab/>202</text:span><text:span text:style-name="T72">1</text:span><text:span text:style-name="T88">/0</text:span><text:span text:style-name="T73">9</text:span><text:span text:style-name="T88">-</text:span><text:span text:style-name="T91">2023/05</text:span></text:p>
      <text:p text:style-name="P70"><text:span text:style-name="T50">Product Developer</text:span><text:span text:style-name="T49"><text:tab/></text:span><text:span text:style-name="T79">Taipei</text:span><text:span text:style-name="T49">, Taiwan</text:span></text:p>
      <text:p text:style-name="P72"><text:span text:style-name="T88"><text:s/></text:span><text:span text:style-name="T89">+ </text:span><text:span text:style-name="T53">Design</text:span><text:span text:style-name="T51"> highly efficient software system</text:span><text:span text:style-name="T58">s</text:span><text:span text:style-name="T51"> </text:span><text:span text:style-name="T53">using </text:span><text:span text:style-name="T51">multithread </text:span><text:span text:style-name="T52">&amp;</text:span><text:span text:style-name="T51"> multiprocess </text:span><text:span text:style-name="T53">in C++</text:span></text:p>
      <text:p text:style-name="P70"><text:span text:style-name="T90"><text:s/>+ </text:span><text:span text:style-name="T53">Develop</text:span><text:span text:style-name="T51"> customized file system</text:span><text:span text:style-name="T58">s</text:span><text:span text:style-name="T51"> using </text:span><text:span text:style-name="T53">the </text:span><text:span text:style-name="T51">VFS </text:span><text:span text:style-name="T53">layer in Linux kernel</text:span></text:p>
      <text:p text:style-name="P77"><text:span text:style-name="T86"><text:s/>+ </text:span><text:span text:style-name="T56">Deliver</text:span><text:span text:style-name="T54"> </text:span><text:span text:style-name="T55">c</text:span><text:span text:style-name="T43">loud backend </text:span><text:span text:style-name="T54">service</text:span><text:span text:style-name="T56">s</text:span><text:span text:style-name="T43"> with Go, gRPC, Redis, TiDB, etc.</text:span></text:p>
      <text:p text:style-name="P76"/>
      <text:p text:style-name="P69"><text:span text:style-name="T72">PeakHills Group</text:span><text:span text:style-name="T88"><text:tab/>202</text:span><text:span text:style-name="T72">1</text:span><text:span text:style-name="T88">/0</text:span><text:span text:style-name="T72">4</text:span><text:span text:style-name="T88">-202</text:span><text:span text:style-name="T72">1</text:span><text:span text:style-name="T88">/08</text:span></text:p>
      <text:p text:style-name="P60">Engineer<text:tab/>Hsinchu, Taiwan</text:p>
      <text:p text:style-name="P68"><text:span text:style-name="T88">+ </text:span><text:span text:style-name="T78">Customize TVM </text:span><text:span text:style-name="T82">AI compiler &amp; runtime</text:span></text:p>
      <text:p text:style-name="P75"><text:span text:style-name="T71">+</text:span><text:span text:style-name="T75"> </text:span><text:span text:style-name="T84">Add</text:span><text:span text:style-name="T81"> </text:span><text:span text:style-name="T75">VeriSilicon TIM-VX </text:span><text:span text:style-name="T84">support</text:span><text:span text:style-name="T83"> </text:span><text:span text:style-name="T84">to</text:span><text:span text:style-name="T81"> TVM</text:span></text:p>
      <text:p text:style-name="P71"/>
      <text:p text:style-name="P78"/>
      <text:p text:style-name="P79">MediaTek<text:tab/>2020/07-2020/08</text:p>
      <text:p text:style-name="P59"><text:span text:style-name="T4">Intern</text:span><text:span text:style-name="T5">ship</text:span><text:tab/>Hsinchu, Taiwan</text:p>
      <text:p text:style-name="P67"><text:span text:style-name="T88">+ </text:span><text:span text:style-name="T46">Enable MLIR codegen for TVM </text:span><text:span text:style-name="T76">utilizing</text:span><text:span text:style-name="T46"> Tensor IR</text:span></text:p>
      <text:p text:style-name="P58"/>
      <text:p text:style-name="P53">ITRI CITC<text:tab/>2017/07-2018/05</text:p>
      <text:p text:style-name="P52"><text:span text:style-name="T2">Intern</text:span><text:span text:style-name="T3">ship</text:span><text:tab/><text:span text:style-name="T1">Hsinchu, Taiwan</text:span></text:p>
      <text:p text:style-name="P41"><text:span text:style-name="T36">+ </text:span><text:span text:style-name="T28">Study how to perform distributed deep learning training</text:span></text:p>
      <text:p text:style-name="P42"><text:span text:style-name="T36">+</text:span><text:span text:style-name="T28"> Study </text:span><text:span text:style-name="T29">the </text:span><text:span text:style-name="T28">performance </text:span><text:span text:style-name="T30">factor </text:span><text:span text:style-name="T28">of distributed deep learning frameworks (TensorFlow, PyTorch)</text:span></text:p>
      <text:p text:style-name="P47"/>
      <text:p text:style-name="P47"/>
      <text:p text:style-name="P5"><text:span text:style-name="T97">Research and </text:span>Project<text:tab/></text:p>
      <text:p text:style-name="P35"/>
      <text:p text:style-name="P32">Enabling Android NNAPI Flow for TVM Runtime<text:tab/>2020/08</text:p>
      <text:p text:style-name="P48">Ming-Yi Lai, Chia-Yu Sung, Jenq-Kuen Lee, and Ming-Yu Hung<text:tab/><text:span text:style-name="T110">(Virtual Conference)</text:span></text:p>
      <text:p text:style-name="P73"><text:span text:style-name="T74">+</text:span><text:span text:style-name="T85"> </text:span><text:span text:style-name="T80">Published in</text:span><text:span text:style-name="T77"> ICPP EMS 2020</text:span></text:p>
      <text:p text:style-name="P74"><text:span text:style-name="T87">+ </text:span><text:span text:style-name="T45">Devise algorithm to </text:span><text:span text:style-name="T60">p</text:span><text:span text:style-name="T44">artition </text:span><text:span text:style-name="T61">machine learning</text:span><text:span text:style-name="T44"> </text:span><text:span text:style-name="T60">model</text:span><text:span text:style-name="T62">s</text:span><text:span text:style-name="T44"> to TVM/NNAPI </text:span><text:span text:style-name="T57">AI compiler &amp; runtime</text:span></text:p>
      <text:p text:style-name="P51"><text:span text:style-name="T32">+</text:span><text:span text:style-name="T96"> Convert TVM Relay IR to NNAPI equivalence</text:span></text:p>
      <text:p text:style-name="P28"/>
      <text:p text:style-name="P28">Deep Learning Cloud Service<text:tab/><text:span text:style-name="T37">2017/07-2018/07</text:span></text:p>
      <text:p text:style-name="P19">NTHU CS <text:span text:style-name="T38">Bachelor </text:span>Final Year Project<text:tab/>Hsinchu, Taiwan</text:p>
      <text:p text:style-name="P29">+ <text:span text:style-name="T20">Use OpenStack Horizon (Django) to </text:span><text:span text:style-name="T24">create</text:span><text:span text:style-name="T20"> a WebUI</text:span></text:p>
      <text:p text:style-name="P30">+ <text:span text:style-name="T20">Incorporate OpenStack </text:span><text:span text:style-name="T26">Swift</text:span><text:span text:style-name="T20">, PostgreSQL, Kubernetes and TensorFlow </text:span><text:span text:style-name="T24">as backend </text:span><text:span text:style-name="T20">to enable semi-automatic </text:span><text:span text:style-name="T25">deep</text:span><text:span text:style-name="T22"> learning training </text:span><text:span text:style-name="T23">and inference</text:span></text:p>
      <text:p text:style-name="P20"/>
      <text:p text:style-name="P27"><text:span text:style-name="T39">T</text:span>aiwan Student Cluster Competition<text:tab/>2017/03-09</text:p>
      <text:p text:style-name="P21">NTHU Delegation <text:span text:style-name="T40">Member<text:tab/>Hsinchu, Taiwan</text:span></text:p>
      <text:p text:style-name="P54"><text:span text:style-name="T6">+ </text:span><text:span text:style-name="T8">Win the s</text:span><text:span text:style-name="T9">econd prize with significant edge over </text:span><text:span text:style-name="T10">other competitors</text:span></text:p>
      <text:p text:style-name="P55"><text:span text:style-name="T7">+ </text:span><text:span text:style-name="T16">Compile hardware-</text:span><text:span text:style-name="T17">specific</text:span><text:span text:style-name="T13"> distributed software</text:span></text:p>
      <text:p text:style-name="P55"><text:span text:style-name="T6">+ </text:span><text:span text:style-name="T8">Automate </text:span><text:span text:style-name="T11">competition </text:span><text:span text:style-name="T12">process</text:span><text:span text:style-name="T8"> with </text:span><text:span text:style-name="T15">Bash</text:span><text:span text:style-name="T8"> </text:span><text:span text:style-name="T14">and Python </text:span><text:span text:style-name="T8">scripts</text:span></text:p>
      <text:p text:style-name="P22"/>
      <text:p text:style-name="P22"/>
      <text:p text:style-name="P56"><text:span text:style-name="T35">S</text:span><text:span text:style-name="T34">chool Experience<text:tab/></text:span></text:p>
      <text:p text:style-name="P37"/>
      <text:p text:style-name="P38">Teaching Assistant of Compiler Design<text:tab/>202<text:span text:style-name="T104">1</text:span>/03-<text:span text:style-name="T99">202</text:span><text:span text:style-name="T104">1</text:span><text:span text:style-name="T99">/06</text:span></text:p>
      <text:p text:style-name="P39"><text:tab/>2020/03-<text:span text:style-name="T99">2020/06</text:span></text:p>
      <text:p text:style-name="P45">National Tsing Hua University<text:tab/>Hsinchu, Taiwan</text:p>
      <text:p text:style-name="P40"><text:span text:style-name="T98">+</text:span><text:span text:style-name="T27"> Hands-on with Lex and Yacc</text:span></text:p>
      <text:p text:style-name="P46"/>
      <text:p text:style-name="P65"><text:span text:style-name="T65">Study Abroad: </text:span><text:span text:style-name="T66">Undergraduate Exchange</text:span><text:span text:style-name="T65"><text:tab/>2018/08-</text:span><text:span text:style-name="T64">2019/05</text:span></text:p>
      <text:p text:style-name="P17">Nanyang Technological University<text:tab/>Singapore</text:p>
      <text:p text:style-name="P43"/>
      <text:p text:style-name="P43"/>
      <text:p text:style-name="P64"><text:span text:style-name="T92">Job Expectation / Preference</text:span><text:span text:style-name="T93"><text:tab/></text:span></text:p>
      <text:p text:style-name="P36"/>
      <text:p text:style-name="P31">Date of Availability</text:p>
      <text:p text:style-name="P25">Anytime</text:p>
      <text:p text:style-name="P23"/>
      <text:p text:style-name="P33">Preferred Location</text:p>
      <text:p text:style-name="P24">Hsinchu, <text:span text:style-name="T109">Taiwa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TW" svg:font-family="'AR PL UMing TW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UMing TW" style:font-size-asian="10.5pt" style:language-asian="zh" style:country-asian="TW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UMing TW" style:font-size-asian="10.5pt" style:language-asian="zh" style:country-asian="TW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Resume_20_Item_20_Header" style:display-name="Resume Item Header" style:family="paragraph" style:parent-style-name="Standard" style:master-page-name="">
      <style:paragraph-properties fo:text-align="start" style:justify-single-word="false" style:page-number="auto">
        <style:tab-stops>
          <style:tab-stop style:position="6.6902in" style:type="right"/>
        </style:tab-stops>
      </style:paragraph-properties>
      <style:text-properties style:font-name="Liberation Serif" fo:font-family="'Liberation Serif'" style:font-family-generic="roman" style:font-pitch="variable" fo:font-size="12pt" fo:font-weight="bold" officeooo:rsid="001129fc" style:font-name-asian="Liberation Serif" style:font-family-asian="'Liberation Serif'" style:font-family-generic-asian="roman" style:font-pitch-asian="variable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2-03T14:02:49.298829576</meta:creation-date>
    <dc:date>2023-08-06T12:34:04.114570427</dc:date>
    <meta:editing-duration>PT7H24M14S</meta:editing-duration>
    <meta:editing-cycles>257</meta:editing-cycles>
    <meta:generator>LibreOffice/7.5.5.2$Linux_X86_64 LibreOffice_project/bf0ddd27f701ac1d9e0942bffe145c51e201aa5c</meta:generator>
    <meta:document-statistic meta:table-count="0" meta:image-count="0" meta:object-count="0" meta:page-count="2" meta:paragraph-count="66" meta:word-count="368" meta:character-count="2663" meta:non-whitespace-character-count="2337"/>
  </office:meta>
</office:document-meta>
</file>